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bastille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0H14M00S" calcext:value-type="time">
            <text:p>20:14:00</text:p>
          </table:table-cell>
          <table:table-cell table:formula="of:=[.B2]+[.A2]" office:value-type="date" office:date-value="2017-06-27T20:14:00" calcext:value-type="date">
            <text:p>27/06/2017 20:14:00</text:p>
          </table:table-cell>
          <table:table-cell office:value-type="float" office:value="29.9" calcext:value-type="float">
            <text:p>29,9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1H28M00S" calcext:value-type="time">
            <text:p>21:28:00</text:p>
          </table:table-cell>
          <table:table-cell table:formula="of:=[.B3]+[.A3]" office:value-type="date" office:date-value="2017-06-27T21:28:00" calcext:value-type="date">
            <text:p>27/06/2017 21:28:00</text:p>
          </table:table-cell>
          <table:table-cell office:value-type="float" office:value="25.8" calcext:value-type="float">
            <text:p>25,8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2H46M00S" calcext:value-type="time">
            <text:p>22:46:00</text:p>
          </table:table-cell>
          <table:table-cell table:formula="of:=[.B4]+[.A4]" office:value-type="date" office:date-value="2017-06-27T22:46:00" calcext:value-type="date">
            <text:p>27/06/2017 22:46:00</text:p>
          </table:table-cell>
          <table:table-cell table:formula="of:=(24.1+23.8)/2" office:value-type="float" office:value="23.95" calcext:value-type="float">
            <text:p>23,95</text:p>
          </table:table-cell>
          <table:table-cell table:formula="of:=(24.8+23.9)/2" office:value-type="float" office:value="24.35" calcext:value-type="float">
            <text:p>24,35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3H20M00S" calcext:value-type="time">
            <text:p>23:20:00</text:p>
          </table:table-cell>
          <table:table-cell table:formula="of:=[.B5]+[.A5]" office:value-type="date" office:date-value="2017-06-27T23:20:00" calcext:value-type="date">
            <text:p>27/06/2017 23:20:00</text:p>
          </table:table-cell>
          <table:table-cell office:value-type="float" office:value="23.4" calcext:value-type="float">
            <text:p>23,4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1H25M00S" calcext:value-type="time">
            <text:p>01:25:00</text:p>
          </table:table-cell>
          <table:table-cell table:formula="of:=[.B6]+[.A6]" office:value-type="date" office:date-value="2017-06-28T01:25:00" calcext:value-type="date">
            <text:p>28/06/2017 01:25:00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7H54M00S" calcext:value-type="time">
            <text:p>07:54:00</text:p>
          </table:table-cell>
          <table:table-cell table:formula="of:=[.B7]+[.A7]" office:value-type="date" office:date-value="2017-06-28T07:54:00" calcext:value-type="date">
            <text:p>28/06/2017 07:54:00</text:p>
          </table:table-cell>
          <table:table-cell office:value-type="float" office:value="18.4" calcext:value-type="float">
            <text:p>18,4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27M00S" calcext:value-type="time">
            <text:p>08:27:00</text:p>
          </table:table-cell>
          <table:table-cell table:formula="of:=[.B8]+[.A8]" office:value-type="date" office:date-value="2017-06-28T08:27:00" calcext:value-type="date">
            <text:p>28/06/2017 08:27:00</text:p>
          </table:table-cell>
          <table:table-cell office:value-type="float" office:value="26.3" calcext:value-type="float">
            <text:p>26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50M00S" calcext:value-type="time">
            <text:p>08:50:00</text:p>
          </table:table-cell>
          <table:table-cell table:formula="of:=[.B9]+[.A9]" office:value-type="date" office:date-value="2017-06-28T08:50:00" calcext:value-type="date">
            <text:p>28/06/2017 08:50:00</text:p>
          </table:table-cell>
          <table:table-cell office:value-type="float" office:value="29.5" calcext:value-type="float">
            <text:p>29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9H57M00S" calcext:value-type="time">
            <text:p>09:57:00</text:p>
          </table:table-cell>
          <table:table-cell table:formula="of:=[.B10]+[.A10]" office:value-type="date" office:date-value="2017-06-28T09:57:00" calcext:value-type="date">
            <text:p>28/06/2017 09:57:00</text:p>
          </table:table-cell>
          <table:table-cell office:value-type="float" office:value="37" calcext:value-type="float">
            <text:p>37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0H45M00S" calcext:value-type="time">
            <text:p>10:45:00</text:p>
          </table:table-cell>
          <table:table-cell table:formula="of:=[.B11]+[.A11]" office:value-type="date" office:date-value="2017-06-28T10:45:00" calcext:value-type="date">
            <text:p>28/06/2017 10:45:00</text:p>
          </table:table-cell>
          <table:table-cell office:value-type="float" office:value="33.4" calcext:value-type="float">
            <text:p>33,4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2H53M00S" calcext:value-type="time">
            <text:p>12:53:00</text:p>
          </table:table-cell>
          <table:table-cell table:formula="of:=[.B12]+[.A12]" office:value-type="date" office:date-value="2017-06-28T12:53:00" calcext:value-type="date">
            <text:p>28/06/2017 12:53: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00M00S" calcext:value-type="time">
            <text:p>14:00:00</text:p>
          </table:table-cell>
          <table:table-cell table:formula="of:=[.B13]+[.A13]" office:value-type="date" office:date-value="2017-06-28T14:00:00" calcext:value-type="date">
            <text:p>28/06/2017 14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38M00S" calcext:value-type="time">
            <text:p>14:38:00</text:p>
          </table:table-cell>
          <table:table-cell table:formula="of:=[.B14]+[.A14]" office:value-type="date" office:date-value="2017-06-28T14:38:00" calcext:value-type="date">
            <text:p>28/06/2017 14:38:00</text:p>
          </table:table-cell>
          <table:table-cell office:value-type="float" office:value="19.9" calcext:value-type="float">
            <text:p>19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20M00S" calcext:value-type="time">
            <text:p>15:20:00</text:p>
          </table:table-cell>
          <table:table-cell table:formula="of:=[.B15]+[.A15]" office:value-type="date" office:date-value="2017-06-28T15:20:00" calcext:value-type="date">
            <text:p>28/06/2017 15:20:00</text:p>
          </table:table-cell>
          <table:table-cell office:value-type="float" office:value="24.1" calcext:value-type="float">
            <text:p>24,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52M00S" calcext:value-type="time">
            <text:p>15:52:00</text:p>
          </table:table-cell>
          <table:table-cell table:formula="of:=[.B16]+[.A16]" office:value-type="date" office:date-value="2017-06-28T15:52:00" calcext:value-type="date">
            <text:p>28/06/2017 15:52:00</text:p>
          </table:table-cell>
          <table:table-cell office:value-type="float" office:value="24.9" calcext:value-type="float">
            <text:p>24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7H16M00S" calcext:value-type="time">
            <text:p>17:16:00</text:p>
          </table:table-cell>
          <table:table-cell table:formula="of:=[.B17]+[.A17]" office:value-type="date" office:date-value="2017-06-28T17:16:00" calcext:value-type="date">
            <text:p>28/06/2017 17:16:00</text:p>
          </table:table-cell>
          <table:table-cell office:value-type="float" office:value="27.8" calcext:value-type="float">
            <text:p>27,8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9H25M00S" calcext:value-type="time">
            <text:p>19:25:00</text:p>
          </table:table-cell>
          <table:table-cell table:formula="of:=[.B18]+[.A18]" office:value-type="date" office:date-value="2017-06-28T19:25:00" calcext:value-type="date">
            <text:p>28/06/2017 19:25:00</text:p>
          </table:table-cell>
          <table:table-cell office:value-type="float" office:value="19" calcext:value-type="float">
            <text:p>1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0H40M00S" calcext:value-type="time">
            <text:p>20:40:00</text:p>
          </table:table-cell>
          <table:table-cell table:formula="of:=[.B19]+[.A19]" office:value-type="date" office:date-value="2017-06-28T20:40:00" calcext:value-type="date">
            <text:p>28/06/2017 20:40:00</text:p>
          </table:table-cell>
          <table:table-cell office:value-type="float" office:value="15.4" calcext:value-type="float">
            <text:p>15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1H50M00S" calcext:value-type="time">
            <text:p>21:50:00</text:p>
          </table:table-cell>
          <table:table-cell table:formula="of:=[.B20]+[.A20]" office:value-type="date" office:date-value="2017-06-28T21:50:00" calcext:value-type="date">
            <text:p>28/06/2017 21:50:0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0H00M00S" calcext:value-type="time">
            <text:p>00:00:00</text:p>
          </table:table-cell>
          <table:table-cell table:formula="of:=[.B21]+[.A21]" office:value-type="date" office:date-value="2017-06-29" calcext:value-type="date">
            <text:p>29/06/201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1H27M00S" calcext:value-type="time">
            <text:p>01:27:00</text:p>
          </table:table-cell>
          <table:table-cell table:formula="of:=[.B22]+[.A22]" office:value-type="date" office:date-value="2017-06-29T01:27:00" calcext:value-type="date">
            <text:p>29/06/2017 01:27:00</text:p>
          </table:table-cell>
          <table:table-cell office:value-type="float" office:value="13.4" calcext:value-type="float">
            <text:p>13,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8H04M00S" calcext:value-type="time">
            <text:p>08:04:00</text:p>
          </table:table-cell>
          <table:table-cell table:formula="of:=[.B23]+[.A23]" office:value-type="date" office:date-value="2017-06-29T08:04:00" calcext:value-type="date">
            <text:p>29/06/2017 08:04:00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4H35M00S" calcext:value-type="time">
            <text:p>14:35:00</text:p>
          </table:table-cell>
          <table:table-cell table:formula="of:=[.B24]+[.A24]" office:value-type="date" office:date-value="2017-06-29T14:35:00" calcext:value-type="date">
            <text:p>29/06/2017 14:35:00</text:p>
          </table:table-cell>
          <table:table-cell office:value-type="float" office:value="40.3" calcext:value-type="float">
            <text:p>40,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16M00S" calcext:value-type="time">
            <text:p>15:16:00</text:p>
          </table:table-cell>
          <table:table-cell table:formula="of:=[.B25]+[.A25]" office:value-type="date" office:date-value="2017-06-29T15:16:00" calcext:value-type="date">
            <text:p>29/06/2017 15:16:00</text:p>
          </table:table-cell>
          <table:table-cell table:number-columns-repeated="2" office:value-type="float" office:value="36.5" calcext:value-type="float">
            <text:p>36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46M00S" calcext:value-type="time">
            <text:p>15:46:00</text:p>
          </table:table-cell>
          <table:table-cell table:formula="of:=[.B26]+[.A26]" office:value-type="date" office:date-value="2017-06-29T15:46:00" calcext:value-type="date">
            <text:p>29/06/2017 15:46:0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5:26:44.556277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9:47:53.521964139</meta:creation-date>
    <dc:date>2017-06-29T15:48:07.297297881</dc:date>
    <meta:editing-duration>PT2H10M43S</meta:editing-duration>
    <meta:editing-cycles>4</meta:editing-cycles>
    <meta:generator>LibreOffice/5.1.6.2$Linux_X86_64 LibreOffice_project/10m0$Build-2</meta:generator>
    <meta:document-statistic meta:table-count="1" meta:cell-count="127" meta:object-count="0"/>
  </office:meta>
</office:document-meta>
</file>